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44cm"/>
    </style:style>
    <style:style style:name="co5" style:family="table-column">
      <style:table-column-properties fo:break-before="auto" style:column-width="14.66cm"/>
    </style:style>
    <style:style style:name="co6" style:family="table-column">
      <style:table-column-properties fo:break-before="auto" style:column-width="9.236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2.297cm"/>
    </style:style>
    <style:style style:name="co10" style:family="table-column">
      <style:table-column-properties fo:break-before="auto" style:column-width="0.702cm"/>
    </style:style>
    <style:style style:name="co11" style:family="table-column">
      <style:table-column-properties fo:break-before="auto" style:column-width="2.309cm"/>
    </style:style>
    <style:style style:name="co12" style:family="table-column">
      <style:table-column-properties fo:break-before="auto" style:column-width="0.54cm"/>
    </style:style>
    <style:style style:name="co13" style:family="table-column">
      <style:table-column-properties fo:break-before="auto" style:column-width="19.537cm"/>
    </style:style>
    <style:style style:name="co14" style:family="table-column">
      <style:table-column-properties fo:break-before="auto" style:column-width="37.558cm"/>
    </style:style>
    <style:style style:name="co15" style:family="table-column">
      <style:table-column-properties fo:break-before="auto" style:column-width="1.016cm"/>
    </style:style>
    <style:style style:name="co16" style:family="table-column">
      <style:table-column-properties fo:break-before="auto" style:column-width="24.077cm"/>
    </style:style>
    <style:style style:name="co17" style:family="table-column">
      <style:table-column-properties fo:break-before="auto" style:column-width="1.27cm"/>
    </style:style>
    <style:style style:name="co18" style:family="table-column">
      <style:table-column-properties fo:break-before="auto" style:column-width="6.66cm"/>
    </style:style>
    <style:style style:name="co19" style:family="table-column">
      <style:table-column-properties fo:break-before="auto" style:column-width="1.124cm"/>
    </style:style>
    <style:style style:name="co20" style:family="table-column">
      <style:table-column-properties fo:break-before="auto" style:column-width="1.475cm"/>
    </style:style>
    <style:style style:name="co21" style:family="table-column">
      <style:table-column-properties fo:break-before="auto" style:column-width="10.253cm"/>
    </style:style>
    <style:style style:name="co22" style:family="table-column">
      <style:table-column-properties fo:break-before="auto" style:column-width="1.224cm"/>
    </style:style>
    <style:style style:name="co23" style:family="table-column">
      <style:table-column-properties fo:break-before="auto" style:column-width="0.811cm"/>
    </style:style>
    <style:style style:name="co24" style:family="table-column">
      <style:table-column-properties fo:break-before="auto" style:column-width="2.15cm"/>
    </style:style>
    <style:style style:name="co25" style:family="table-column">
      <style:table-column-properties fo:break-before="auto" style:column-width="29.501cm"/>
    </style:style>
    <style:style style:name="co26" style:family="table-column">
      <style:table-column-properties fo:break-before="auto" style:column-width="2.63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757cm" fo:break-before="auto" style:use-optimal-row-height="true"/>
    </style:style>
    <style:style style:name="ro4" style:family="table-row">
      <style:table-row-properties style:row-height="4.161cm" fo:break-before="auto" style:use-optimal-row-height="true"/>
    </style:style>
    <style:style style:name="ro5" style:family="table-row">
      <style:table-row-properties style:row-height="3.353cm" fo:break-before="auto" style:use-optimal-row-height="true"/>
    </style:style>
    <style:style style:name="ro6" style:family="table-row">
      <style:table-row-properties style:row-height="2.951cm" fo:break-before="auto" style:use-optimal-row-height="true"/>
    </style:style>
    <style:style style:name="ro7" style:family="table-row">
      <style:table-row-properties style:row-height="4.563cm" fo:break-before="auto" style:use-optimal-row-height="true"/>
    </style:style>
    <style:style style:name="ro8" style:family="table-row">
      <style:table-row-properties style:row-height="6.177cm" fo:break-before="auto" style:use-optimal-row-height="true"/>
    </style:style>
    <style:style style:name="ro9" style:family="table-row">
      <style:table-row-properties style:row-height="4.967cm" fo:break-before="auto" style:use-optimal-row-height="true"/>
    </style:style>
    <style:style style:name="ro10" style:family="table-row">
      <style:table-row-properties style:row-height="6.581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e0c2cd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6" style:family="table-cell" style:parent-style-name="Default">
      <style:table-cell-properties fo:border="0.74pt solid #000000"/>
    </style:style>
    <style:style style:name="ce12" style:family="table-cell" style:parent-style-name="Default" style:data-style-name="N100">
      <style:table-cell-properties fo:background-color="#e0c2cd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="0.74pt solid #000000"/>
    </style:style>
    <style:style style:name="ce16" style:family="table-cell" style:parent-style-name="Default" style:data-style-name="N100"/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ff" fo:border="0.74pt solid #000000"/>
    </style:style>
    <style:style style:name="ce21" style:family="table-cell" style:parent-style-name="Default">
      <style:table-cell-properties fo:background-color="#e0c2cd" fo:border="0.74pt solid #000000"/>
      <style:text-properties style:use-window-font-color="true"/>
    </style:style>
    <style:style style:name="ce22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e0c2cd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transparent" fo:border="0.74pt solid #000000"/>
    </style:style>
    <style:style style:name="ce52" style:family="table-cell" style:parent-style-name="Default">
      <style:table-cell-properties fo:border="0.74pt solid #000000" style:vertical-align="middle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0" style:family="table-cell" style:parent-style-name="Default">
      <style:table-cell-properties style:vertical-align="middle"/>
    </style:style>
    <style:style style:name="ce7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69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65" style:family="table-cell" style:parent-style-name="Default" style:data-style-name="N100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6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default-cell-style-name="Default"/>
        <table:table-row table:style-name="ro1">
          <table:table-cell table:style-name="ce2" office:value-type="string" calcext:value-type="string">
            <text:p>Certificat Professional</text:p>
          </table:table-cell>
          <table:table-cell table:style-name="ce2" office:value-type="string" calcext:value-type="string">
            <text:p>Unitats/Estàndards de competència</text:p>
          </table:table-cell>
          <table:table-cell table:style-name="ce12" office:value-type="string" calcext:value-type="string">
            <text:p>Codi</text:p>
          </table:table-cell>
          <table:table-cell table:style-name="ce2" office:value-type="string" calcext:value-type="string">
            <text:p>Mòdul Professional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4">
            <text:p>Desenvolupament d'aplicacions amb tecnologies Web IFC154_3</text:p>
          </table:table-cell>
          <table:table-cell table:style-name="ce3" office:value-type="string" calcext:value-type="string" table:number-columns-spanned="1" table:number-rows-spanned="2">
            <text:p>UC0491_3 Desenvolupar elements programari a l'entorn client.</text:p>
          </table:table-cell>
          <table:table-cell table:style-name="ce27" office:value-type="string" calcext:value-type="string">
            <text:p>0612</text:p>
          </table:table-cell>
          <table:table-cell table:style-name="ce26" office:value-type="string" calcext:value-type="string">
            <text:p>Desarrollo Web en entorno cliente</text:p>
          </table:table-cell>
        </table:table-row>
        <table:table-row table:style-name="ro1">
          <table:covered-table-cell table:style-name="ce6"/>
          <table:covered-table-cell table:style-name="ce5"/>
          <table:table-cell table:style-name="ce27" office:value-type="string" calcext:value-type="string">
            <text:p>0615</text:p>
          </table:table-cell>
          <table:table-cell table:style-name="ce26" office:value-type="string" calcext:value-type="string">
            <text:p>Diseño de Interfaces Web</text:p>
          </table:table-cell>
        </table:table-row>
        <table:table-row table:style-name="ro1">
          <table:covered-table-cell table:style-name="ce5"/>
          <table:table-cell table:style-name="ce26" office:value-type="string" calcext:value-type="string">
            <text:p>UC0492_3 Desenvolupar elements programari a l'entorn servidor.</text:p>
          </table:table-cell>
          <table:table-cell table:style-name="ce27" office:value-type="string" calcext:value-type="string">
            <text:p>0613</text:p>
          </table:table-cell>
          <table:table-cell table:style-name="ce26" office:value-type="string" calcext:value-type="string">
            <text:p>Desarrollo Web en entorno servidor</text:p>
          </table:table-cell>
        </table:table-row>
        <table:table-row table:style-name="ro1">
          <table:covered-table-cell table:style-name="ce5"/>
          <table:table-cell table:style-name="ce26" office:value-type="string" calcext:value-type="string">
            <text:p>UC0493_3 Implementar, verificar i documentar aplicacions web en entorns internet, intranet i extranet.</text:p>
          </table:table-cell>
          <table:table-cell table:style-name="ce27" office:value-type="string" calcext:value-type="string">
            <text:p>0614</text:p>
          </table:table-cell>
          <table:table-cell table:style-name="ce26" office:value-type="string" calcext:value-type="string">
            <text:p>Despliegue de aplicaciones Web</text:p>
          </table:table-cell>
        </table:table-row>
        <table:table-row table:style-name="ro2" table:number-rows-repeated="104857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qualificacions_professionals_DAW_incompletes" table:style-name="ta1">
        <table:table-column table:style-name="co5" table:default-cell-style-name="ce6"/>
        <table:table-column table:style-name="co6" table:default-cell-style-name="ce5"/>
        <table:table-column table:style-name="co7" table:default-cell-style-name="ce27"/>
        <table:table-column table:style-name="co8" table:default-cell-style-name="ce5"/>
        <table:table-row table:style-name="ro1">
          <table:table-cell table:style-name="ce2" office:value-type="string" calcext:value-type="string">
            <text:p>Certificat Professional</text:p>
          </table:table-cell>
          <table:table-cell table:style-name="ce2" office:value-type="string" calcext:value-type="string">
            <text:p>Unitats/Estàndards de competència</text:p>
          </table:table-cell>
          <table:table-cell table:style-name="ce12" office:value-type="string" calcext:value-type="string">
            <text:p>Codi</text:p>
          </table:table-cell>
          <table:table-cell table:style-name="ce2" office:value-type="string" calcext:value-type="string">
            <text:p>Mòdul Professional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ogramació en llenguatges estructurats d'aplicacions de gestió IFC155_3</text:p>
          </table:table-cell>
          <table:table-cell office:value-type="string" calcext:value-type="string">
            <text:p>UC0223_3 Configurar i explotar sistemes informàtics.</text:p>
          </table:table-cell>
          <table:table-cell office:value-type="string" calcext:value-type="string">
            <text:p>0483</text:p>
          </table:table-cell>
          <table:table-cell office:value-type="string" calcext:value-type="string">
            <text:p>Sistemes informàtics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UC0226_3 Programar bases de dades relacionals.</text:p>
          </table:table-cell>
          <table:table-cell office:value-type="string" calcext:value-type="string">
            <text:p>0484</text:p>
          </table:table-cell>
          <table:table-cell office:value-type="string" calcext:value-type="string">
            <text:p>Bases de dade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ogramació amb llenguatges orientats a objectes i bases de dades relacionals IFC080_3</text:p>
          </table:table-cell>
          <table:table-cell office:value-type="string" calcext:value-type="string">
            <text:p>UC0223_3 Configurar i explotar sistemes informàtics.</text:p>
          </table:table-cell>
          <table:table-cell office:value-type="string" calcext:value-type="string">
            <text:p>0483</text:p>
          </table:table-cell>
          <table:table-cell office:value-type="string" calcext:value-type="string">
            <text:p>Sistemes informàtics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UC0226_3 Programar bases de dades relacionals.</text:p>
          </table:table-cell>
          <table:table-cell office:value-type="string" calcext:value-type="string">
            <text:p>0484</text:p>
          </table:table-cell>
          <table:table-cell office:value-type="string" calcext:value-type="string">
            <text:p>Bases de dades</text:p>
          </table:table-cell>
        </table:table-row>
      </table:table>
      <table:table table:name="contribucio_cp" table:style-name="ta1">
        <table:table-column table:style-name="co9" table:default-cell-style-name="ce1"/>
        <table:table-column table:style-name="co10" table:number-columns-repeated="15" table:default-cell-style-name="ce28"/>
        <table:table-row table:style-name="ro1">
          <table:table-cell office:value-type="string" calcext:value-type="string">
            <text:p>REF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ñ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84 B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85 PRG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12 DWE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613 DWE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614 DAW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615 DIW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92 PIM</text:p>
          </table:table-cell>
          <table:table-cell table:number-columns-repeated="1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5"/>
        </table:table-row>
      </table:table>
      <table:table table:name="contribucio_ra_cp" table:style-name="ta1">
        <table:table-column table:style-name="co11" table:default-cell-style-name="Default"/>
        <table:table-column table:style-name="co12" table:number-columns-repeated="15" table:default-cell-style-name="ce32"/>
        <table:table-row table:style-name="ro1">
          <table:table-cell table:style-name="ce21" office:value-type="string" calcext:value-type="string">
            <text:p>RA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j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ñ</text:p>
          </table:table-cell>
        </table:table-row>
        <table:table-row table:style-name="ro1">
          <table:table-cell table:style-name="ce21" office:value-type="string" calcext:value-type="string">
            <text:p>RA1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14"/>
        </table:table-row>
        <table:table-row table:style-name="ro1">
          <table:table-cell table:style-name="ce21" office:value-type="string" calcext:value-type="string">
            <text:p>RA2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14"/>
        </table:table-row>
        <table:table-row table:style-name="ro1">
          <table:table-cell table:style-name="ce21" office:value-type="string" calcext:value-type="string">
            <text:p>RA3</text:p>
          </table:table-cell>
          <table:table-cell table:style-name="ce31" table:number-columns-repeated="5"/>
          <table:table-cell table:style-name="ce31" office:value-type="string" calcext:value-type="string">
            <text:p>X</text:p>
          </table:table-cell>
          <table:table-cell table:style-name="ce31" table:number-columns-repeated="9"/>
        </table:table-row>
        <table:table-row table:style-name="ro1">
          <table:table-cell table:style-name="ce21" office:value-type="string" calcext:value-type="string">
            <text:p>RA4</text:p>
          </table:table-cell>
          <table:table-cell table:style-name="ce31" table:number-columns-repeated="4"/>
          <table:table-cell table:number-columns-repeated="2" table:style-name="ce31" office:value-type="string" calcext:value-type="string">
            <text:p>X</text:p>
          </table:table-cell>
          <table:table-cell table:style-name="ce31" table:number-columns-repeated="9"/>
        </table:table-row>
        <table:table-row table:style-name="ro1">
          <table:table-cell table:style-name="ce21" office:value-type="string" calcext:value-type="string">
            <text:p>RA5</text:p>
          </table:table-cell>
          <table:table-cell table:style-name="ce31" table:number-columns-repeated="5"/>
          <table:table-cell table:style-name="ce31" office:value-type="string" calcext:value-type="string">
            <text:p>X</text:p>
          </table:table-cell>
          <table:table-cell table:style-name="ce31" table:number-columns-repeated="9"/>
        </table:table-row>
        <table:table-row table:style-name="ro1">
          <table:table-cell table:style-name="ce21" office:value-type="string" calcext:value-type="string">
            <text:p>RA6</text:p>
          </table:table-cell>
          <table:table-cell table:style-name="ce31" table:number-columns-repeated="4"/>
          <table:table-cell table:number-columns-repeated="2" table:style-name="ce31" office:value-type="string" calcext:value-type="string">
            <text:p>X</text:p>
          </table:table-cell>
          <table:table-cell table:style-name="ce31" table:number-columns-repeated="9"/>
        </table:table-row>
        <table:table-row table:style-name="ro1">
          <table:table-cell table:style-name="ce21" office:value-type="string" calcext:value-type="string">
            <text:p>RA7</text:p>
          </table:table-cell>
          <table:table-cell table:style-name="ce31" table:number-columns-repeated="9"/>
          <table:table-cell table:style-name="ce31" office:value-type="string" calcext:value-type="string">
            <text:p>X</text:p>
          </table:table-cell>
          <table:table-cell table:style-name="ce31" table:number-columns-repeated="5"/>
        </table:table-row>
        <table:table-row table:style-name="ro1">
          <table:table-cell table:style-name="ce21" office:value-type="string" calcext:value-type="string">
            <text:p>RA8</text:p>
          </table:table-cell>
          <table:table-cell table:style-name="ce31" table:number-columns-repeated="8"/>
          <table:table-cell table:number-columns-repeated="2" table:style-name="ce31" office:value-type="string" calcext:value-type="string">
            <text:p>X</text:p>
          </table:table-cell>
          <table:table-cell table:style-name="ce31" table:number-columns-repeated="5"/>
        </table:table-row>
        <table:table-row table:style-name="ro1">
          <table:table-cell table:style-name="ce21" office:value-type="string" calcext:value-type="string">
            <text:p>RA9</text:p>
          </table:table-cell>
          <table:table-cell table:style-name="ce31" table:number-columns-repeated="4"/>
          <table:table-cell table:style-name="ce31" office:value-type="string" calcext:value-type="string">
            <text:p>X</text:p>
          </table:table-cell>
          <table:table-cell table:style-name="ce31" table:number-columns-repeated="3"/>
          <table:table-cell table:number-columns-repeated="2" table:style-name="ce31" office:value-type="string" calcext:value-type="string">
            <text:p>X</text:p>
          </table:table-cell>
          <table:table-cell table:style-name="ce31" table:number-columns-repeated="5"/>
        </table:table-row>
        <table:table-row table:style-name="ro2" table:number-rows-repeated="104856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a_ca" table:style-name="ta1">
        <table:table-column table:style-name="co3" table:default-cell-style-name="ce25"/>
        <table:table-column table:style-name="co13" table:default-cell-style-name="ce67"/>
        <table:table-column table:style-name="co14" table:default-cell-style-name="ce24"/>
        <table:table-row table:style-name="ro1">
          <table:table-cell table:style-name="ce33"/>
          <table:table-cell table:style-name="ce33" office:value-type="string" calcext:value-type="string">
            <text:p>Resultat d’Aprenentatge</text:p>
          </table:table-cell>
          <table:table-cell table:style-name="ce33" office:value-type="string" calcext:value-type="string">
            <text:p>Criteris d’Avaluació</text:p>
          </table:table-cell>
        </table:table-row>
        <table:table-row table:style-name="ro3">
          <table:table-cell office:value-type="string" calcext:value-type="string">
            <text:p>RA1</text:p>
          </table:table-cell>
          <table:table-cell office:value-type="string" calcext:value-type="string">
            <text:p><text:span text:style-name="T1">RA1.</text:span> Reconeix l'estructura d'un programa informàtic, identificant i relacionant els elements propis del llenguatge de programació utilitzat.</text:p>
          </table:table-cell>
          <table:table-cell table:style-name="ce39" office:value-type="string" calcext:value-type="string">
            <text:p>cr1.a  S'han identificat els blocs que componen l'estructura d'un programa informàtic.</text:p>
            <text:p>cr1.b  S'han creat projectes de desenvolupament d'aplicacions</text:p>
            <text:p>cr1.c  S'han utilitzat entorns integrats de desenvolupament.</text:p>
            <text:p>cr1.d  S'han identificat els diferents tipus de variables i la utilitat específica de cadascun.</text:p>
            <text:p>cr1.e  S'ha modificat el codi d'un programa per crear i utilitzar variables.</text:p>
            <text:p>cr1.f  S'han creat i utilitzat constants i literals.</text:p>
            <text:p>cr1.g  S'han classificat, reconegut i utilitzat en expressions els operadors del llenguatge.</text:p>
            <text:p>cr1.h  S'ha comprovat el funcionament de les conversions de tipus explícites i implícites.</text:p>
            <text:p>cr1.i  S'han introduït comentaris en el codi.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1">RA2.</text:span> Escriu i prova programes senzills, reconeixent i aplicant els fonaments de la programació orientada a objectes</text:p>
          </table:table-cell>
          <table:table-cell table:style-name="ce39" office:value-type="string" calcext:value-type="string">
            <text:p>cr2.a  S'han identificat els fonaments de la programació orientada a objectes.</text:p>
            <text:p>cr2.b  S'han escrit programes simples.</text:p>
            <text:p>cr2.c  S'han instanciat objectes a partir de classes predefinides.</text:p>
            <text:p>cr2.d  S'han utilitzat mètodes i propietats dels objectes.</text:p>
            <text:p>cr2.e  S'han escrit trucades a mètodes estàtics.</text:p>
            <text:p>cr2.f  S'han utilitzat paràmetres en la crida a mètodes.</text:p>
            <text:p>cr2.g  S'han incorporat i utilitzat llibreries d'objectes.</text:p>
            <text:p>cr2.h  S'han utilitzat constructors.</text:p>
            <text:p>cr2.i  S'ha utilitzat l'entorn integrat de desenvolupament en la creació i compilació de programes simples.</text:p>
          </table:table-cell>
        </table:table-row>
        <table:table-row table:style-name="ro3">
          <table:table-cell office:value-type="string" calcext:value-type="string">
            <text:p>RA3</text:p>
          </table:table-cell>
          <table:table-cell office:value-type="string" calcext:value-type="string">
            <text:p>RA3. Escriu i depura codi, analitzant i utilitzant les estructures de control del llenguatge.</text:p>
          </table:table-cell>
          <table:table-cell office:value-type="string" calcext:value-type="string">
            <text:p>cr3.a  S'ha escrit i provat codi que faci ús d'estructures de selecció.</text:p>
            <text:p>cr3.b  S'han utilitzat estructures de repetició.</text:p>
            <text:p>cr3.c  S'han reconegut les possibilitats de les sentències de salt.</text:p>
            <text:p>cr3.d  S'ha escrit codi utilitzant control d'excepcions.</text:p>
            <text:p>cr3.e  S'han creat programes executables utilitzant diferents estructures de control.</text:p>
            <text:p>cr3.f  S'han provat i depurat els programes.</text:p>
            <text:p>cr3.g  S'ha comentat i documentat el codi.</text:p>
            <text:p>cr3.h  S’han creat excepcions.</text:p>
            <text:p>cr3.i  S’han utilitzat assercions per a la detecció i correcció d’errors durant la fase de desenvolupament.</text:p>
          </table:table-cell>
        </table:table-row>
        <table:table-row table:style-name="ro4">
          <table:table-cell office:value-type="string" calcext:value-type="string">
            <text:p>RA4</text:p>
          </table:table-cell>
          <table:table-cell office:value-type="string" calcext:value-type="string">
            <text:p><text:span text:style-name="T1">RA4.</text:span> Desenvolupa programes organitzats en classes analitzant i aplicant els principis de la programació orientada a objectes.</text:p>
          </table:table-cell>
          <table:table-cell office:value-type="string" calcext:value-type="string">
            <text:p>cr4.a  S'ha reconegut la sintaxi, estructura i components típics d'una classe.</text:p>
            <text:p>cr4.b  S'han definit classes.</text:p>
            <text:p>cr4.c  S'han definit propietats i mètodes.</text:p>
            <text:p>cr4.d  S'han creat constructors.</text:p>
            <text:p>cr4.e  S'han desenvolupat programes que instancien i utilitzin objectes de les classes creades anteriorment.</text:p>
            <text:p>cr4.f  S'han utilitzat mecanismes per controlar la visibilitat de les classes i dels seus membres.</text:p>
            <text:p>cr4.g  S'han definit i utilitzat classes heretades.</text:p>
            <text:p>cr4.h  S'han creat i utilitzat mètodes estàtics.</text:p>
            <text:p>cr4.i  S'han definit i utilitzat interfícies.</text:p>
            <text:p>cr4.j  S'han creat i utilitzat conjunts i llibreries de classes.</text:p>
          </table:table-cell>
        </table:table-row>
        <table:table-row table:style-name="ro5">
          <table:table-cell office:value-type="string" calcext:value-type="string">
            <text:p>RA5</text:p>
          </table:table-cell>
          <table:table-cell office:value-type="string" calcext:value-type="string">
            <text:p><text:span text:style-name="T1">RA5.</text:span> Realitza operacions d'entrada i sortida d'informació, utilitzant procediments específics del llenguatge i llibreries de classes.</text:p>
          </table:table-cell>
          <table:table-cell office:value-type="string" calcext:value-type="string">
            <text:p>cr5.a  S'ha utilitzat la consola per realitzar operacions d'entrada i sortida d'informació.</text:p>
            <text:p>cr5.b  S'han aplicat formats en la visualització de la informació.</text:p>
            <text:p>cr5.c  S'han reconegut les possibilitats d'entrada / sortida del llenguatge i les llibreries associades.</text:p>
            <text:p>cr5.d  S'han utilitzat fitxers per emmagatzemar i recuperar informació.</text:p>
            <text:p>cr5.e  S'han creat programes que utilitzen diversos mètodes d'accés al contingut dels fitxers.</text:p>
            <text:p>cr5.f  S'han utilitzat les eines de l'entorn de desenvolupament per crear interfícies gràfics d'usuari simples.</text:p>
            <text:p>cr5.g  S'han programat controladors d'esdeveniments.</text:p>
            <text:p>cr5.h  S'han escrit programes que utilitzin interfícies gràfics per a l'entrada i sortida d'informació.</text:p>
          </table:table-cell>
        </table:table-row>
        <table:table-row table:style-name="ro4">
          <table:table-cell office:value-type="string" calcext:value-type="string">
            <text:p>RA6</text:p>
          </table:table-cell>
          <table:table-cell office:value-type="string" calcext:value-type="string">
            <text:p><text:span text:style-name="T1">RA6.</text:span> Escriu programes que manipulen informació seleccionant i utilitzant tipus avançats de dades.</text:p>
          </table:table-cell>
          <table:table-cell office:value-type="string" calcext:value-type="string">
            <text:p>cr6.a  S'han escrit programes que utilitzen matrius.</text:p>
            <text:p>cr6.b  S'han reconegut les llibreries de classes relacionades amb tipus de dades avançats.</text:p>
            <text:p>cr6.c  S'han utilitzat llistes per emmagatzemar i processar informació.</text:p>
            <text:p>cr6.d  S'han utilitzat iteradors per recórrer els elements de les llistes.</text:p>
            <text:p>cr6.e  S'han reconegut les característiques i avantatges de cadascuna de les col·leccions de dades disponibles.</text:p>
            <text:p>cr6.f  S'han creat classes i mètodes genèrics.</text:p>
            <text:p>cr6.g  S'han utilitzat expressions regulars en la recerca de patrons en cadenes de text.</text:p>
            <text:p>cr6.h  S'han identificat les classes relacionades amb el tractament de documents escrits en diferents llenguatges d’intercanvi de dades.</text:p>
            <text:p>cr6.i  S'han realitzat programes que realitzen manipulacions sobre documents escrits en diferents llenguatges d’intercanvi de dades.</text:p>
            <text:p>cr6.j  S’han utilitzat operacions agregades per a el maneig d’informació emmagatzemada en col·leccions.</text:p>
          </table:table-cell>
        </table:table-row>
        <table:table-row table:style-name="ro4">
          <table:table-cell office:value-type="string" calcext:value-type="string">
            <text:p>RA7</text:p>
          </table:table-cell>
          <table:table-cell office:value-type="string" calcext:value-type="string">
            <text:p><text:span text:style-name="T1">RA7.</text:span> Desenvolupa programes aplicant característiques avançades dels llenguatges orientats a objectes i de l'entorn de programació.</text:p>
          </table:table-cell>
          <table:table-cell office:value-type="string" calcext:value-type="string">
            <text:p>cr7.a  S'han identificat els conceptes d'herència, superclasse i subclasse.</text:p>
            <text:p>cr7.b  S'han utilitzat modificadors per bloquejar i forçar l'herència de classes i mètodes.</text:p>
            <text:p>cr7.c  S'ha reconegut la incidència dels constructors en l'herència.</text:p>
            <text:p>cr7.d  S'han creat classes heretades que sobreescriuran la implementació de mètodes de la superclasse.</text:p>
            <text:p>cr7.e  S'han dissenyat i aplicat jerarquies de classes.</text:p>
            <text:p>cr7.f  S'han provat i depurat les jerarquies de classes.</text:p>
            <text:p>cr7.g  S'han realitzat programes que implementin i utilitzin jerarquies de classes.</text:p>
            <text:p>cr7.h  S'ha comentat i documentat el codi.</text:p>
            <text:p>cr7.i  S’han identificat i avaluat els escenaris d’ús d’interfícies</text:p>
            <text:p>cr7.j  S’han identificat i avaluat els escenaris d’utilització de l’herència i la composició.</text:p>
          </table:table-cell>
        </table:table-row>
        <table:table-row table:style-name="ro5">
          <table:table-cell office:value-type="string" calcext:value-type="string">
            <text:p>RA8</text:p>
          </table:table-cell>
          <table:table-cell office:value-type="string" calcext:value-type="string">
            <text:p><text:span text:style-name="T1">RA8.</text:span> Utilitza bases de dades orientades a objectes, analitzant les seves característiques i aplicant tècniques per mantenir la persistència de la informació.</text:p>
          </table:table-cell>
          <table:table-cell office:value-type="string" calcext:value-type="string">
            <text:p>cr8.a  S'han identificat les característiques de les bases de dades orientades a objectes.</text:p>
            <text:p>cr8.b  S'ha analitzat la seva aplicació en el desenvolupament d'aplicacions mitjançant llenguatges orientats a objectes.</text:p>
            <text:p>cr8.c  S'han instal · lat sistemes gestors de bases de dades orientades a objectes.</text:p>
            <text:p>cr8.d  S'han classificat i analitzat els diferents mètodes suportats pels sistemes gestors per a la gestió de la informació emmagatzemada.</text:p>
            <text:p>cr8.e  S'han creat bases de dades i les estructures necessàries per a l'emmagatzematge d'objectes.</text:p>
            <text:p>cr8.f  S'han programat aplicacions que emmagatzemen objectes en les bases de dades creades.</text:p>
            <text:p>cr8.g  S'han realitzat programes per recuperar, actualitzar i eliminar objectes de les bases de dades.</text:p>
            <text:p>cr8.h  S'han realitzat programes per emmagatzemar i gestionar tipus de dades estructurats, compostos i relacionats.</text:p>
          </table:table-cell>
        </table:table-row>
        <table:table-row table:style-name="ro6">
          <table:table-cell office:value-type="string" calcext:value-type="string">
            <text:p>RA9</text:p>
          </table:table-cell>
          <table:table-cell office:value-type="string" calcext:value-type="string">
            <text:p>RA9. Gestiona informació emmagatzemada en bases de dades relacionals mantenint la integritat i consistència de les dades.</text:p>
          </table:table-cell>
          <table:table-cell office:value-type="string" calcext:value-type="string">
            <text:p>cr9.a  S'han identificat les característiques i mètodes d'accés a sistemes gestors de bases de dades.</text:p>
            <text:p>cr9.b  S'han programat connexions amb bases de dades.</text:p>
            <text:p>cr9.c  S'ha escrit un codi per emmagatzemar informació en bases de dades.</text:p>
            <text:p>cr9.d  S'han creat programes per recuperar i mostrar informació emmagatzemada en bases de dades.</text:p>
            <text:p>cr9.e  S'han efectuat esborrats i modificacions sobre la informació emmagatzemada.</text:p>
            <text:p>cr9.f  S'han creat aplicacions que mostren la informació emmagatzemada en bases de dades.</text:p>
            <text:p>cr9.g  S'han creat aplicacions per gestionar la informació present en bases de dades relacionals.</text:p>
          </table:table-cell>
        </table:table-row>
      </table:table>
      <table:table table:name="continguts" table:style-name="ta1">
        <table:table-column table:style-name="co15" table:default-cell-style-name="ce52"/>
        <table:table-column table:style-name="co16" table:default-cell-style-name="ce46"/>
        <table:table-row table:style-name="ro1">
          <table:table-cell table:style-name="ce33" office:value-type="string" calcext:value-type="string">
            <text:p>RA</text:p>
          </table:table-cell>
          <table:table-cell table:style-name="ce33" office:value-type="string" calcext:value-type="string">
            <text:p>Continguts</text:p>
          </table:table-cell>
        </table:table-row>
        <table:table-row table:style-name="ro7">
          <table:table-cell office:value-type="string" calcext:value-type="string">
            <text:p>RA1</text:p>
          </table:table-cell>
          <table:table-cell table:style-name="ce50" office:value-type="string" calcext:value-type="string">
            <text:p><text:span text:style-name="T1">C1: Identificació dels elements d'un programa informàtic:</text:span></text:p>
            <text:p><text:span text:style-name="T2">C1.1 - Estructura i blocs fonamentals.</text:span></text:p>
            <text:p><text:span text:style-name="T2">C1.2 - Solucions i projectes.</text:span></text:p>
            <text:p><text:span text:style-name="T2">C1.3 - Utilització dels entorns integrats de desenvolupament.</text:span></text:p>
            <text:p><text:span text:style-name="T2">C1.4 - Variables.</text:span></text:p>
            <text:p><text:span text:style-name="T2">C1.5 - Tipus de dades. Operacions</text:span></text:p>
            <text:p><text:span text:style-name="T2">C1.6 - Literals.</text:span></text:p>
            <text:p><text:span text:style-name="T2">C1.7 - Constants.</text:span></text:p>
            <text:p><text:span text:style-name="T2">C1.8 - Operadors i expressions.</text:span></text:p>
            <text:p><text:span text:style-name="T2">C1.9 - Conversions de tipus.</text:span></text:p>
            <text:p><text:span text:style-name="T2">C1.10 - Comentaris.</text:span></text:p>
          </table:table-cell>
        </table:table-row>
        <table:table-row table:style-name="ro8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1">C2: Utilització d’objectes:</text:span></text:p>
            <text:p><text:span text:style-name="T2">C2.1 - Elements de la programació orientada a objectes.</text:span></text:p>
            <text:p><text:span text:style-name="T2">C2.2 - Característiques dels objectes.</text:span></text:p>
            <text:p><text:span text:style-name="T2">C2.3 - Estructura dels objectes.</text:span></text:p>
            <text:p><text:span text:style-name="T2">C2.4 - Instanciació d’objectes.</text:span></text:p>
            <text:p><text:span text:style-name="T2">C2.5 - Utilització de mètodes. Paràmetres</text:span></text:p>
            <text:p><text:span text:style-name="T2">C2.6 - Utilització de propietats.</text:span></text:p>
            <text:p><text:span text:style-name="T2">C2.7 - Programació de la consola: entrada i eixida d’informació.</text:span></text:p>
            <text:p><text:span text:style-name="T2">C2.8 - Codificació de mètodes estàtics.</text:span></text:p>
            <text:p><text:span text:style-name="T2">C2.9 - Utilització de mètodes estàtics.</text:span></text:p>
            <text:p><text:span text:style-name="T2">C2.10 - Paràmetres i valors retornats.</text:span></text:p>
            <text:p><text:span text:style-name="T2">C2.11 - Llibreries d’objectes.</text:span></text:p>
            <text:p><text:span text:style-name="T2">C2.12 - Constructors.</text:span></text:p>
            <text:p><text:span text:style-name="T2">C2.13 - Destrucció d’objectes i alliberament de memòria.</text:span></text:p>
            <text:p><text:span text:style-name="T2">C2.14 - Codificació, edició i compilació de programes simples orientats a objectes.</text:span></text:p>
          </table:table-cell>
        </table:table-row>
        <table:table-row table:style-name="ro5">
          <table:table-cell office:value-type="string" calcext:value-type="string">
            <text:p>RA3</text:p>
          </table:table-cell>
          <table:table-cell office:value-type="string" calcext:value-type="string">
            <text:p>C3: Ús d'estructures de control:</text:p>
            <text:p><text:span text:style-name="T2">C3.1 - Estructures de selecció.</text:span></text:p>
            <text:p><text:span text:style-name="T2">C3.2 - Estructures de repetició.</text:span></text:p>
            <text:p><text:span text:style-name="T2">C3.3 - Estructures de salt.</text:span></text:p>
            <text:p><text:span text:style-name="T2">C3.4 - Control d'excepcions.</text:span></text:p>
            <text:p><text:span text:style-name="T2">C3.5 - Codificació, edició i compilació de programes amb estructures de control.</text:span></text:p>
            <text:p><text:span text:style-name="T2">C3.6 - Assercions</text:span></text:p>
            <text:p><text:span text:style-name="T2">C3.7 - Prova, depuració i documentació de l’aplicació.</text:span></text:p>
          </table:table-cell>
        </table:table-row>
        <table:table-row table:style-name="ro9">
          <table:table-cell office:value-type="string" calcext:value-type="string">
            <text:p>RA4</text:p>
          </table:table-cell>
          <table:table-cell office:value-type="string" calcext:value-type="string">
            <text:p>C4: Desenvolupament de classes:</text:p>
            <text:p><text:span text:style-name="T2">C4.1 - Concepte de classe.</text:span></text:p>
            <text:p><text:span text:style-name="T2">C4.2 - Estructura i membres d'una classe. Visibilitat</text:span></text:p>
            <text:p><text:span text:style-name="T2">C4.3 - Creació de propietats.</text:span></text:p>
            <text:p><text:span text:style-name="T2">C4.4 - Creació de mètodes.</text:span></text:p>
            <text:p><text:span text:style-name="T2">C4.5 - Creació de constructors.</text:span></text:p>
            <text:p><text:span text:style-name="T2">C4.6 - Codificació i edició d’objectes de les classes desenrotllades.</text:span></text:p>
            <text:p><text:span text:style-name="T2">C4.7 - Utilització de classes i objectes.</text:span></text:p>
            <text:p><text:span text:style-name="T2">C4.8 - Utilització de classes heretades.</text:span></text:p>
            <text:p><text:span text:style-name="T2">C4.9 - Codificació i utilització de mètodes estàtics.</text:span></text:p>
            <text:p><text:span text:style-name="T2">C4.10 - Concepte i utilització d’interfícies.</text:span></text:p>
            <text:p><text:span text:style-name="T2">C4.11 - Empaquetats de classes. Organització de les classes en paquets.</text:span></text:p>
          </table:table-cell>
        </table:table-row>
        <table:table-row table:style-name="ro10">
          <table:table-cell office:value-type="string" calcext:value-type="string">
            <text:p>RA5</text:p>
          </table:table-cell>
          <table:table-cell table:style-name="ce5" office:value-type="string" calcext:value-type="string">
            <text:p><text:span text:style-name="T1">C5: Lectura i escriptura d’informació</text:span></text:p>
            <text:p>C5.1 - Concepte de flux.</text:p>
            <text:p>C5.2 - Fluxos. Tipus: bytes i caràcters. Classes relacionades.</text:p>
            <text:p>C5.3 - Fluxos predefinits.</text:p>
            <text:p>C5.4 - Aplicacions de l’emmagatzematge d’informació en fitxers.</text:p>
            <text:p>C5.5 - Fitxers de dades. Registres.</text:p>
            <text:p>C5.6 - Obertura i tancament de fitxers. Modes d’accés.</text:p>
            <text:p>C5.7 - Escriptura i lectura d’informació en fitxers.</text:p>
            <text:p>C5.8 - Emmagatzematge d’objectes en fitxers. Persistència. Serialització.</text:p>
            <text:p>C5.9 - Utilització dels sistemes de fitxers.</text:p>
            <text:p>C5.10 - Creació i eliminació de fitxers i directoris.</text:p>
            <text:p>C5.11 - Entrada des de teclat. Eixida a pantalla. Formats de visualització.</text:p>
            <text:p>C5.12 - Interfícies gràfiques</text:p>
            <text:p>C5.13 - Concepte d’esdeveniment.</text:p>
            <text:p>C5.14 - Creació de controladors d’esdeveniments.</text:p>
            <text:p>C5.15 - Generació de programes amb interfícies gràfiques</text:p>
          </table:table-cell>
        </table:table-row>
        <table:table-row table:style-name="ro3">
          <table:table-cell office:value-type="string" calcext:value-type="string">
            <text:p>RA6</text:p>
          </table:table-cell>
          <table:table-cell office:value-type="string" calcext:value-type="string">
            <text:p>C6: Aplicació de les estructures d'emmagatzematge:</text:p>
            <text:p><text:span text:style-name="T2">C6.1 - Llibreries de classes.</text:span></text:p>
            <text:p><text:span text:style-name="T2">C6.2 - Estructures estàtiques i dinàmiques.</text:span></text:p>
            <text:p><text:span text:style-name="T2">C6.3 - Creació de matrius (arrays).</text:span></text:p>
            <text:p><text:span text:style-name="T2">C6.4 - Matrius (arrays) multidimensionals.</text:span></text:p>
            <text:p><text:span text:style-name="T2">C6.5 - Genericitat</text:span></text:p>
            <text:p><text:span text:style-name="T2">C6.6 - Cadenes de caràcters. Expressions regulars.</text:span></text:p>
            <text:p><text:span text:style-name="T2">C6.7 - Col·leccions: Llistes, Conjunts i Diccionaris.</text:span></text:p>
            <text:p><text:span text:style-name="T2">C6.8 - Operacions agregades: filtrat, reducció i recol·lecció.</text:span></text:p>
          </table:table-cell>
        </table:table-row>
        <table:table-row table:style-name="ro4">
          <table:table-cell office:value-type="string" calcext:value-type="string">
            <text:p>RA7</text:p>
          </table:table-cell>
          <table:table-cell office:value-type="string" calcext:value-type="string">
            <text:p>C7: Utilització avançada de classes:</text:p>
            <text:p><text:span text:style-name="T2">C7.1 - Composició de classes.</text:span></text:p>
            <text:p><text:span text:style-name="T2">C7.2 - Herència i polimorfisme.</text:span></text:p>
            <text:p><text:span text:style-name="T2">C7.3 - Jerarquia de classes: Superclasses i subclasses.</text:span></text:p>
            <text:p><text:span text:style-name="T2">C7.4 - Classes i mètodes abstractes i finals.</text:span></text:p>
            <text:p><text:span text:style-name="T2">C7.5 - Interfícies.</text:span></text:p>
            <text:p><text:span text:style-name="T2">C7.6 - Sobreescriptura de mètodes.</text:span></text:p>
            <text:p><text:span text:style-name="T2">C7.7 - Constructors i herència.</text:span></text:p>
            <text:p><text:span text:style-name="T2">C7.8 - Accés a mètodes de la superclasse.  </text:span></text:p>
            <text:p><text:span text:style-name="T2">C7.9 - Codificació, proves, depuració i documentació de programes que implementen jerarquies de classes.</text:span></text:p>
          </table:table-cell>
        </table:table-row>
        <table:table-row table:style-name="ro8">
          <table:table-cell office:value-type="string" calcext:value-type="string">
            <text:p>RA8</text:p>
          </table:table-cell>
          <table:table-cell office:value-type="string" calcext:value-type="string">
            <text:p>C8: Manteniment de la persistència dels objectes:</text:p>
            <text:p><text:span text:style-name="T2">C8.1 - Bases de dades orientades a objectes.</text:span></text:p>
            <text:p><text:span text:style-name="T2">C8.2 - Característiques de les bases de dades orientades a objectes.</text:span></text:p>
            <text:p><text:span text:style-name="T2">C8.3 - Instal·lació del gestor de bases de dades.</text:span></text:p>
            <text:p><text:span text:style-name="T2">C8.4 - Creació de bases de dades.</text:span></text:p>
            <text:p><text:span text:style-name="T2">C8.5 - Tipus de dades bàsiques i estructurats.</text:span></text:p>
            <text:p><text:span text:style-name="T2">C8.6 - El llenguatge de definició d'objectes.</text:span></text:p>
            <text:p><text:span text:style-name="T2">C8.7 - Programació d’aplicacions que emmagatzemen objectes en bases de dades.</text:span></text:p>
            <text:p><text:span text:style-name="T2">C8.8 - Mecanismes de consulta.</text:span></text:p>
            <text:p><text:span text:style-name="T2">C8.9 - El llenguatge de consultes: sintaxi, expressions, operadors.</text:span></text:p>
            <text:p><text:span text:style-name="T2">C8.10 - Recuperació, modificació i esborrat d'informació.</text:span></text:p>
            <text:p><text:span text:style-name="T2">C8.11 - Tipus de dades objecte; atributs i mètodes.</text:span></text:p>
            <text:p><text:span text:style-name="T2">C8.12 - Herència.</text:span></text:p>
            <text:p><text:span text:style-name="T2">C8.13 - Constructors.</text:span></text:p>
            <text:p><text:span text:style-name="T2">C8.14 - Tipus de dades col·lecció.</text:span></text:p>
          </table:table-cell>
        </table:table-row>
        <table:table-row table:style-name="ro5">
          <table:table-cell office:value-type="string" calcext:value-type="string">
            <text:p>RA9</text:p>
          </table:table-cell>
          <table:table-cell office:value-type="string" calcext:value-type="string">
            <text:p>C9: Gestió de bases de dades relacionals:</text:p>
            <text:p><text:span text:style-name="T2">C9.1 - Accés a bases de dades. Estàndards. Característiques.</text:span></text:p>
            <text:p><text:span text:style-name="T2">C9.2 - Establiment de connexions.</text:span></text:p>
            <text:p><text:span text:style-name="T2">C9.3 - Emmagatzematge, recuperació, actualització i eliminació d’informació en bases de dades.</text:span></text:p>
            <text:p><text:span text:style-name="T2">C9.4 - Utilització d'assistents.</text:span></text:p>
            <text:p><text:span text:style-name="T2">C9.5 - Actualització de la base de dades.</text:span></text:p>
            <text:p><text:span text:style-name="T2">C9.6 - Desenrotllament d’aplicacions per a la gestió de bases de dades.</text:span></text:p>
            <text:p><text:span text:style-name="T2">C9.7 - Transaccions.</text:span></text:p>
          </table:table-cell>
        </table:table-row>
      </table:table>
      <table:table table:name="sequenciacio_up_ra" table:style-name="ta1">
        <table:table-column table:style-name="co17" table:default-cell-style-name="ce56"/>
        <table:table-column table:style-name="co18" table:default-cell-style-name="ce56"/>
        <table:table-column table:style-name="co19" table:number-columns-repeated="9" table:default-cell-style-name="ce56"/>
        <table:table-column table:style-name="co20" table:default-cell-style-name="ce56"/>
        <table:table-column table:style-name="co3" table:default-cell-style-name="ce56"/>
        <table:table-row table:style-name="ro1">
          <table:table-cell table:style-name="ce42" office:value-type="string" calcext:value-type="string">
            <text:p>UP</text:p>
          </table:table-cell>
          <table:table-cell table:style-name="ce42" office:value-type="string" calcext:value-type="string">
            <text:p>Títol</text:p>
          </table:table-cell>
          <table:table-cell table:style-name="ce42" office:value-type="string" calcext:value-type="string">
            <text:p>RA1</text:p>
          </table:table-cell>
          <table:table-cell table:style-name="ce42" office:value-type="string" calcext:value-type="string">
            <text:p>RA2</text:p>
          </table:table-cell>
          <table:table-cell table:style-name="ce42" office:value-type="string" calcext:value-type="string">
            <text:p>RA3</text:p>
          </table:table-cell>
          <table:table-cell table:style-name="ce42" office:value-type="string" calcext:value-type="string">
            <text:p>RA4</text:p>
          </table:table-cell>
          <table:table-cell table:style-name="ce42" office:value-type="string" calcext:value-type="string">
            <text:p>RA5</text:p>
          </table:table-cell>
          <table:table-cell table:style-name="ce42" office:value-type="string" calcext:value-type="string">
            <text:p>RA6</text:p>
          </table:table-cell>
          <table:table-cell table:style-name="ce42" office:value-type="string" calcext:value-type="string">
            <text:p>RA7</text:p>
          </table:table-cell>
          <table:table-cell table:style-name="ce42" office:value-type="string" calcext:value-type="string">
            <text:p>RA8</text:p>
          </table:table-cell>
          <table:table-cell table:style-name="ce42" office:value-type="string" calcext:value-type="string">
            <text:p>RA9</text:p>
          </table:table-cell>
          <table:table-cell table:style-name="ce42" office:value-type="string" calcext:value-type="string">
            <text:p>Pes</text:p>
          </table:table-cell>
          <table:table-cell table:style-name="ce42" office:value-type="string" calcext:value-type="string">
            <text:p>Hores</text:p>
          </table:table-cell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47" office:value-type="string" calcext:value-type="string">
            <text:p>Introducció a la programació.</text:p>
          </table:table-cell>
          <table:table-cell table:style-name="ce55" office:value-type="string" calcext:value-type="string">
            <text:p>X</text:p>
          </table:table-cell>
          <table:table-cell table:style-name="Default"/>
          <table:table-cell table:style-name="ce55" table:number-columns-repeated="7"/>
          <table:table-cell table:style-name="ce55" office:value-type="float" office:value="3" calcext:value-type="float">
            <text:p>3</text:p>
          </table:table-cell>
          <table:table-cell table:style-name="ce55" office:value-type="float" office:value="16" calcext:value-type="float">
            <text:p>16</text:p>
          </table:table-cell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47" office:value-type="string" calcext:value-type="string">
            <text:p>Fonaments de programació.</text:p>
          </table:table-cell>
          <table:table-cell table:number-columns-repeated="2" table:style-name="ce55" office:value-type="string" calcext:value-type="string">
            <text:p>X</text:p>
          </table:table-cell>
          <table:table-cell table:style-name="Default"/>
          <table:table-cell table:style-name="ce55" table:number-columns-repeated="6"/>
          <table:table-cell table:style-name="ce55" office:value-type="float" office:value="7" calcext:value-type="float">
            <text:p>7</text:p>
          </table:table-cell>
          <table:table-cell table:style-name="ce55" office:value-type="float" office:value="16" calcext:value-type="float">
            <text:p>16</text:p>
          </table:table-cell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47" office:value-type="string" calcext:value-type="string">
            <text:p>Estructures de control.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style-name="ce55"/>
          <table:table-cell table:style-name="ce55" office:value-type="string" calcext:value-type="string">
            <text:p>X</text:p>
          </table:table-cell>
          <table:table-cell table:style-name="ce55" table:number-columns-repeated="4"/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24" calcext:value-type="float">
            <text:p>24</text:p>
          </table:table-cell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47" office:value-type="string" calcext:value-type="string">
            <text:p>Llenguatge Java.</text:p>
          </table:table-cell>
          <table:table-cell table:style-name="ce55"/>
          <table:table-cell table:number-columns-repeated="2" table:style-name="ce55" office:value-type="string" calcext:value-type="string">
            <text:p>X</text:p>
          </table:table-cell>
          <table:table-cell table:style-name="ce55"/>
          <table:table-cell table:style-name="ce55" office:value-type="string" calcext:value-type="string">
            <text:p>X</text:p>
          </table:table-cell>
          <table:table-cell table:style-name="ce55" table:number-columns-repeated="4"/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30" calcext:value-type="float">
            <text:p>30</text:p>
          </table:table-cell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47" office:value-type="string" calcext:value-type="string">
            <text:p>Arrays i funcions</text:p>
          </table:table-cell>
          <table:table-cell table:style-name="ce55" table:number-columns-repeated="3"/>
          <table:table-cell table:number-columns-repeated="3" table:style-name="ce55" office:value-type="string" calcext:value-type="string">
            <text:p>X</text:p>
          </table:table-cell>
          <table:table-cell table:style-name="ce55" table:number-columns-repeated="3"/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34" calcext:value-type="float">
            <text:p>34</text:p>
          </table:table-cell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47" office:value-type="string" calcext:value-type="string">
            <text:p>Classes i objectes. (POO I)</text:p>
          </table:table-cell>
          <table:table-cell table:style-name="ce55"/>
          <table:table-cell table:style-name="ce55" office:value-type="string" calcext:value-type="string">
            <text:p>X</text:p>
          </table:table-cell>
          <table:table-cell table:style-name="ce55"/>
          <table:table-cell table:style-name="ce55" office:value-type="string" calcext:value-type="string">
            <text:p>X</text:p>
          </table:table-cell>
          <table:table-cell table:style-name="ce55" table:number-columns-repeated="5"/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20" calcext:value-type="float">
            <text:p>20</text:p>
          </table:table-cell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47" office:value-type="string" calcext:value-type="string">
            <text:p>Herència i Polimorfisme. (POO II)</text:p>
          </table:table-cell>
          <table:table-cell table:style-name="ce55" table:number-columns-repeated="3"/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24" calcext:value-type="float">
            <text:p>24</text:p>
          </table:table-cell>
        </table:table-row>
        <table:table-row table:style-name="ro1">
          <table:table-cell table:style-name="ce55" office:value-type="float" office:value="8" calcext:value-type="float">
            <text:p>8</text:p>
          </table:table-cell>
          <table:table-cell table:style-name="ce47" office:value-type="string" calcext:value-type="string">
            <text:p>Classes abstractes i Interfícies. (POO III)</text:p>
          </table:table-cell>
          <table:table-cell table:style-name="ce55" table:number-columns-repeated="3"/>
          <table:table-cell table:number-columns-repeated="4" table:style-name="ce55" office:value-type="string" calcext:value-type="string">
            <text:p>X</text:p>
          </table:table-cell>
          <table:table-cell table:style-name="ce55" table:number-columns-repeated="2"/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38" calcext:value-type="float">
            <text:p>38</text:p>
          </table:table-cell>
        </table:table-row>
        <table:table-row table:style-name="ro1">
          <table:table-cell table:style-name="ce55" office:value-type="float" office:value="9" calcext:value-type="float">
            <text:p>9</text:p>
          </table:table-cell>
          <table:table-cell table:style-name="ce47" office:value-type="string" calcext:value-type="string">
            <text:p>Gestió de fitxers.</text:p>
          </table:table-cell>
          <table:table-cell table:style-name="ce55" table:number-columns-repeated="4"/>
          <table:table-cell table:number-columns-repeated="2" table:style-name="ce55" office:value-type="string" calcext:value-type="string">
            <text:p>X</text:p>
          </table:table-cell>
          <table:table-cell table:style-name="ce55" table:number-columns-repeated="3"/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28" calcext:value-type="float">
            <text:p>28</text:p>
          </table:table-cell>
        </table:table-row>
        <table:table-row table:style-name="ro1">
          <table:table-cell table:style-name="ce55" office:value-type="float" office:value="10" calcext:value-type="float">
            <text:p>10</text:p>
          </table:table-cell>
          <table:table-cell table:style-name="ce47" office:value-type="string" calcext:value-type="string">
            <text:p>Programació amb bases de dades.</text:p>
          </table:table-cell>
          <table:table-cell table:style-name="ce55" table:number-columns-repeated="7"/>
          <table:table-cell table:number-columns-repeated="2" table:style-name="ce55" office:value-type="string" calcext:value-type="string">
            <text:p>X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48" office:value-type="string" calcext:value-type="string">
            <text:p>Pes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2" table:style-name="ce55" office:value-type="float" office:value="10" calcext:value-type="float">
            <text:p>10</text:p>
          </table:table-cell>
          <table:table-cell table:number-columns-repeated="4" table:style-name="ce55" office:value-type="float" office:value="15" calcext:value-type="float">
            <text:p>15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5" calcext:value-type="float">
            <text:p>5</text:p>
          </table:table-cell>
          <table:table-cell table:style-name="ce55" table:formula="of:=SUM([.C12:.K12])" office:value-type="float" office:value="100" calcext:value-type="float">
            <text:p>100</text:p>
          </table:table-cell>
          <table:table-cell table:style-name="ce55" table:formula="of:=SUM([.M2:.M11])" office:value-type="float" office:value="266" calcext:value-type="float">
            <text:p>266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 table:number-rows-repeated="104856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quenciacio_up_continguts" table:style-name="ta1">
        <table:table-column table:style-name="co17" table:default-cell-style-name="ce32"/>
        <table:table-column table:style-name="co21" table:default-cell-style-name="ce60"/>
        <table:table-column table:style-name="co22" table:number-columns-repeated="6" table:default-cell-style-name="ce56"/>
        <table:table-column table:style-name="co22" table:number-columns-repeated="3" table:default-cell-style-name="Default"/>
        <table:table-row table:style-name="ro1">
          <table:table-cell table:style-name="ce51" office:value-type="string" calcext:value-type="string">
            <text:p>UP</text:p>
          </table:table-cell>
          <table:table-cell table:style-name="ce42" office:value-type="string" calcext:value-type="string">
            <text:p>Títol</text:p>
          </table:table-cell>
          <table:table-cell table:style-name="ce42" office:value-type="string" calcext:value-type="string">
            <text:p>C1</text:p>
          </table:table-cell>
          <table:table-cell table:style-name="ce42" office:value-type="string" calcext:value-type="string">
            <text:p>C2</text:p>
          </table:table-cell>
          <table:table-cell table:style-name="ce42" office:value-type="string" calcext:value-type="string">
            <text:p>C3</text:p>
          </table:table-cell>
          <table:table-cell table:style-name="ce42" office:value-type="string" calcext:value-type="string">
            <text:p>C4</text:p>
          </table:table-cell>
          <table:table-cell table:style-name="ce42" office:value-type="string" calcext:value-type="string">
            <text:p>C5</text:p>
          </table:table-cell>
          <table:table-cell table:style-name="ce42" office:value-type="string" calcext:value-type="string">
            <text:p>C6</text:p>
          </table:table-cell>
          <table:table-cell table:style-name="ce42" office:value-type="string" calcext:value-type="string">
            <text:p>C7</text:p>
          </table:table-cell>
          <table:table-cell table:style-name="ce42" office:value-type="string" calcext:value-type="string">
            <text:p>C8</text:p>
          </table:table-cell>
          <table:table-cell table:style-name="ce42" office:value-type="string" calcext:value-type="string">
            <text:p>C9</text:p>
          </table:table-cell>
        </table:table-row>
        <table:table-row table:style-name="ro11">
          <table:table-cell table:style-name="ce59" office:value-type="float" office:value="1" calcext:value-type="float">
            <text:p>1</text:p>
          </table:table-cell>
          <table:table-cell table:style-name="ce47" office:value-type="string" calcext:value-type="string">
            <text:p>Introducció a la programació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8"/>
        </table:table-row>
        <table:table-row table:style-name="ro11">
          <table:table-cell table:style-name="ce59" office:value-type="float" office:value="2" calcext:value-type="float">
            <text:p>2</text:p>
          </table:table-cell>
          <table:table-cell table:style-name="ce47" office:value-type="string" calcext:value-type="string">
            <text:p>Fonaments de programació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3"/>
          <table:table-cell table:style-name="ce55" office:value-type="string" calcext:value-type="string">
            <text:p>X</text:p>
          </table:table-cell>
          <table:table-cell table:style-name="ce55" table:number-columns-repeated="4"/>
        </table:table-row>
        <table:table-row table:style-name="ro11">
          <table:table-cell table:style-name="ce59" office:value-type="float" office:value="3" calcext:value-type="float">
            <text:p>3</text:p>
          </table:table-cell>
          <table:table-cell table:style-name="ce47" office:value-type="string" calcext:value-type="string">
            <text:p>Estructures de control.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style-name="ce55" table:number-columns-repeated="6"/>
        </table:table-row>
        <table:table-row table:style-name="ro11">
          <table:table-cell table:style-name="ce59" office:value-type="float" office:value="4" calcext:value-type="float">
            <text:p>4</text:p>
          </table:table-cell>
          <table:table-cell table:style-name="ce47" office:value-type="string" calcext:value-type="string">
            <text:p>Llenguatge Java.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/>
          <table:table-cell table:style-name="ce55" table:number-columns-repeated="5"/>
        </table:table-row>
        <table:table-row table:style-name="ro11">
          <table:table-cell table:style-name="ce59" office:value-type="float" office:value="5" calcext:value-type="float">
            <text:p>5</text:p>
          </table:table-cell>
          <table:table-cell table:style-name="ce47" office:value-type="string" calcext:value-type="string">
            <text:p>Arrays i funcions</text:p>
          </table:table-cell>
          <table:table-cell table:style-name="ce55" table:number-columns-repeated="5"/>
          <table:table-cell table:style-name="ce55" office:value-type="string" calcext:value-type="string">
            <text:p>X</text:p>
          </table:table-cell>
          <table:table-cell table:style-name="ce55" table:number-columns-repeated="3"/>
        </table:table-row>
        <table:table-row table:style-name="ro11">
          <table:table-cell table:style-name="ce59" office:value-type="float" office:value="6" calcext:value-type="float">
            <text:p>6</text:p>
          </table:table-cell>
          <table:table-cell table:style-name="ce47" office:value-type="string" calcext:value-type="string">
            <text:p>Classes i objectes. (POO I)</text:p>
          </table:table-cell>
          <table:table-cell table:style-name="ce55"/>
          <table:table-cell table:style-name="ce55" office:value-type="string" calcext:value-type="string">
            <text:p>X</text:p>
          </table:table-cell>
          <table:table-cell table:style-name="ce55"/>
          <table:table-cell table:style-name="ce55" office:value-type="string" calcext:value-type="string">
            <text:p>X</text:p>
          </table:table-cell>
          <table:table-cell table:style-name="ce55" table:number-columns-repeated="5"/>
        </table:table-row>
        <table:table-row table:style-name="ro11">
          <table:table-cell table:style-name="ce59" office:value-type="float" office:value="7" calcext:value-type="float">
            <text:p>7</text:p>
          </table:table-cell>
          <table:table-cell table:style-name="ce47" office:value-type="string" calcext:value-type="string">
            <text:p>Herència i Polimorfisme. (POO II)</text:p>
          </table:table-cell>
          <table:table-cell table:style-name="ce55" table:number-columns-repeated="3"/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style-name="ce55" table:number-columns-repeated="2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47" office:value-type="string" calcext:value-type="string">
            <text:p>Classes abstractes i Interfícies. (POO III)</text:p>
          </table:table-cell>
          <table:table-cell table:style-name="ce55" table:number-columns-repeated="5"/>
          <table:table-cell table:number-columns-repeated="2" table:style-name="ce55" office:value-type="string" calcext:value-type="string">
            <text:p>X</text:p>
          </table:table-cell>
          <table:table-cell table:style-name="ce55" table:number-columns-repeated="2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47" office:value-type="string" calcext:value-type="string">
            <text:p>Gestió de fitxers.</text:p>
          </table:table-cell>
          <table:table-cell table:style-name="ce55" table:number-columns-repeated="4"/>
          <table:table-cell table:style-name="ce55" office:value-type="string" calcext:value-type="string">
            <text:p>X</text:p>
          </table:table-cell>
          <table:table-cell table:style-name="ce55" table:number-columns-repeated="4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47" office:value-type="string" calcext:value-type="string">
            <text:p>Programació amb bases de dades.</text:p>
          </table:table-cell>
          <table:table-cell table:style-name="ce55" table:number-columns-repeated="7"/>
          <table:table-cell table:number-columns-repeated="2" table:style-name="ce55" office:value-type="string" calcext:value-type="string">
            <text:p>X</text:p>
          </table:table-cell>
        </table:table-row>
        <table:table-row table:style-name="ro2" table:number-rows-repeated="104856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emporal" table:style-name="ta1">
        <table:table-column table:style-name="co23" table:default-cell-style-name="ce55"/>
        <table:table-column table:style-name="co21" table:default-cell-style-name="ce47"/>
        <table:table-column table:style-name="co24" table:default-cell-style-name="ce59"/>
        <table:table-row table:style-name="ro1">
          <table:table-cell table:style-name="ce42" office:value-type="string" calcext:value-type="string">
            <text:p>UP</text:p>
          </table:table-cell>
          <table:table-cell table:style-name="ce33" office:value-type="string" calcext:value-type="string">
            <text:p>Títol</text:p>
          </table:table-cell>
          <table:table-cell table:style-name="ce33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ducció a la programació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naments de programació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tructures de control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lenguatge Jav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rays i func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asses i objectes. (POO I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rència i Polimorfisme. (POO II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asses abstractes i Interfícies. (POO III)</text:p>
          </table:table-cell>
          <table:table-cell office:value-type="string" calcext:value-type="string">
            <text:p>2 – 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estió de fitxers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gramació amb bases de dades.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25" table:default-cell-style-name="Default"/>
        <table:table-column table:style-name="co26" table:default-cell-style-name="ce18"/>
        <table:table-column table:style-name="co24" table:default-cell-style-name="ce18"/>
        <table:table-row table:style-name="ro1">
          <table:table-cell table:style-name="ce33" office:value-type="string" calcext:value-type="string">
            <text:p>Resultat d’Aprenentatge</text:p>
          </table:table-cell>
          <table:table-cell table:style-name="ce65" office:value-type="string" calcext:value-type="string">
            <text:p>Pond. Parcial</text:p>
          </table:table-cell>
          <table:table-cell table:style-name="ce65" office:value-type="string" calcext:value-type="string">
            <text:p>Pond. Total</text:p>
          </table:table-cell>
        </table:table-row>
        <table:table-row table:style-name="ro1">
          <table:table-cell table:style-name="ce67" office:value-type="string" calcext:value-type="string">
            <text:p><text:span text:style-name="T1">RA1.</text:span> Reconeix l'estructura d'un programa informàtic, identificant i relacionant els elements propis del llenguatge de programació utilitzat.</text:p>
          </table:table-cell>
          <table:table-cell table:style-name="Default"/>
          <table:table-cell table:style-name="ce71" table:formula="of:=SUM([.B3:.B11])" office:value-type="float" office:value="5" calcext:value-type="float">
            <text:p>5</text:p>
          </table:table-cell>
        </table:table-row>
        <table:table-row table:style-name="ro1">
          <table:table-cell table:style-name="ce39" office:value-type="string" calcext:value-type="string">
            <text:p>cr1.a  S'han identificat els blocs que componen l'estructura d'un programa informàtic.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style-name="ce75" office:value-type="string" calcext:value-type="string">
            <text:p>cr1.b  S'han creat projectes de desenvolupament d'aplicacions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1.c  S'han utilitzat entorns integrats de desenvolupament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1.d  S'han identificat els diferents tipus de variables i la utilitat específica de cadascun.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1.e  S'ha modificat el codi d'un programa per crear i utilitzar variables.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1.f  S'han creat i utilitzat constants i literals.</text:p>
          </table:table-cell>
          <table:table-cell table:style-name="ce66" office:value-type="float" office:value="0.25" calcext:value-type="float">
            <text:p>0,2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1.g  S'han classificat, reconegut i utilitzat en expressions els operadors del llenguatge.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1.h  S'ha comprovat el funcionament de les conversions de tipus explícites i implícites.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1.i  S'han introduït comentaris en el codi.</text:p>
          </table:table-cell>
          <table:table-cell table:style-name="ce66" office:value-type="float" office:value="0.75" calcext:value-type="float">
            <text:p>0,75</text:p>
          </table:table-cell>
          <table:table-cell table:style-name="ce66"/>
        </table:table-row>
        <table:table-row table:style-name="ro1">
          <table:table-cell table:style-name="ce67" office:value-type="string" calcext:value-type="string">
            <text:p><text:span text:style-name="T1">RA2.</text:span> Escriu i prova programes senzills, reconeixent i aplicant els fonaments de la programació orientada a objectes</text:p>
          </table:table-cell>
          <table:table-cell table:style-name="Default"/>
          <table:table-cell table:style-name="ce71" table:formula="of:=SUM([.B13:.B21])" office:value-type="float" office:value="10" calcext:value-type="float">
            <text:p>10</text:p>
          </table:table-cell>
        </table:table-row>
        <table:table-row table:style-name="ro1">
          <table:table-cell table:style-name="ce39" office:value-type="string" calcext:value-type="string">
            <text:p>cr2.a  S'han identificat els fonaments de la programació orientada a objectes.</text:p>
          </table:table-cell>
          <table:table-cell table:style-name="ce66" office:value-type="float" office:value="0.5" calcext:value-type="float">
            <text:p>0,5</text:p>
          </table:table-cell>
          <table:table-cell table:style-name="ce71"/>
        </table:table-row>
        <table:table-row table:style-name="ro1">
          <table:table-cell table:style-name="ce5" office:value-type="string" calcext:value-type="string">
            <text:p>cr2.b  S'han escrit programes simples.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2.c  S'han instanciat objectes a partir de classes predefinides.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2.d  S'han utilitzat mètodes i propietats dels objectes.</text:p>
          </table:table-cell>
          <table:table-cell table:style-name="ce66" office:value-type="float" office:value="1.25" calcext:value-type="float">
            <text:p>1,2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2.e  S'han escrit trucades a mètodes estàtics.</text:p>
          </table:table-cell>
          <table:table-cell table:style-name="ce66" office:value-type="float" office:value="1.25" calcext:value-type="float">
            <text:p>1,2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2.f  S'han utilitzat paràmetres en la crida a mètodes.</text:p>
          </table:table-cell>
          <table:table-cell table:style-name="ce66" office:value-type="float" office:value="1.25" calcext:value-type="float">
            <text:p>1,2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2.g  S'han incorporat i utilitzat llibreries d'objectes.</text:p>
          </table:table-cell>
          <table:table-cell table:style-name="ce66" office:value-type="float" office:value="1.25" calcext:value-type="float">
            <text:p>1,2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2.h  S'han utilitzat constructors.</text:p>
          </table:table-cell>
          <table:table-cell table:style-name="ce66" office:value-type="float" office:value="1.5" calcext:value-type="float">
            <text:p>1,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2.i  S'ha utilitzat l'entorn integrat de desenvolupament en la creació i compilació de programes simples.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style-name="ce67" office:value-type="string" calcext:value-type="string">
            <text:p>RA3. Escriu i depura codi, analitzant i utilitzant les estructures de control del llenguatge.</text:p>
          </table:table-cell>
          <table:table-cell table:style-name="Default"/>
          <table:table-cell table:style-name="ce71" table:formula="of:=SUM([.B23:.B31])" office:value-type="float" office:value="10" calcext:value-type="float">
            <text:p>10</text:p>
          </table:table-cell>
        </table:table-row>
        <table:table-row table:style-name="ro1">
          <table:table-cell table:style-name="ce24" office:value-type="string" calcext:value-type="string">
            <text:p>cr3.a  S'ha escrit i provat codi que faci ús d'estructures de selecció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3.b  S'han utilitzat estructures de repetició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3.c  S'han reconegut les possibilitats de les sentències de salt.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3.d  S'ha escrit codi utilitzant control d'excepcions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3.e  S'han creat programes executables utilitzant diferents estructures de control.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3.f  S'han provat i depurat els programes.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3.g  S'ha comentat i documentat el codi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3.h  S’han creat excepcions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3.i  S’han utilitzat assercions per a la detecció i correcció d’errors durant la fase de desenvolupament.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style-name="ce67" office:value-type="string" calcext:value-type="string">
            <text:p><text:span text:style-name="T1">RA4.</text:span> Desenvolupa programes organitzats en classes analitzant i aplicant els principis de la programació orientada a objectes.</text:p>
          </table:table-cell>
          <table:table-cell table:style-name="Default"/>
          <table:table-cell table:style-name="ce71" table:formula="of:=SUM([.B33:.B42])" office:value-type="float" office:value="15" calcext:value-type="float">
            <text:p>15</text:p>
          </table:table-cell>
        </table:table-row>
        <table:table-row table:style-name="ro1">
          <table:table-cell table:style-name="ce24" office:value-type="string" calcext:value-type="string">
            <text:p>cr4.a  S'ha reconegut la sintaxi, estructura i components típics d'una classe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4.b  S'han definit classes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4.c  S'han definit propietats i mètodes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4.d  S'han creat constructors.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4.e  S'han desenvolupat programes que instancien i utilitzin objectes de les classes creades anteriorment.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4.f  S'han utilitzat mecanismes per controlar la visibilitat de les classes i dels seus membres.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4.g  S'han definit i utilitzat classes heretades.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4.h  S'han creat i utilitzat mètodes estàtics.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4.i  S'han definit i utilitzat interfícies.</text:p>
          </table:table-cell>
          <table:table-cell table:style-name="ce66" office:value-type="float" office:value="3" calcext:value-type="float">
            <text:p>3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4.j  S'han creat i utilitzat conjunts i llibreries de classes.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style-name="ce67" office:value-type="string" calcext:value-type="string">
            <text:p><text:span text:style-name="T1">RA5.</text:span> Realitza operacions d'entrada i sortida d'informació, utilitzant procediments específics del llenguatge i llibreries de classes.</text:p>
          </table:table-cell>
          <table:table-cell table:style-name="Default"/>
          <table:table-cell table:style-name="ce71" table:formula="of:=SUM([.B44:.B51])" office:value-type="float" office:value="15" calcext:value-type="float">
            <text:p>15</text:p>
          </table:table-cell>
        </table:table-row>
        <table:table-row table:style-name="ro1">
          <table:table-cell table:style-name="ce69" office:value-type="string" calcext:value-type="string">
            <text:p>cr5.a  S'ha utilitzat la consola per realitzar operacions d'entrada i sortida d'informació.</text:p>
          </table:table-cell>
          <table:table-cell table:style-name="ce66" office:value-type="float" office:value="3" calcext:value-type="float">
            <text:p>3</text:p>
          </table:table-cell>
          <table:table-cell table:style-name="ce66"/>
        </table:table-row>
        <table:table-row table:style-name="ro1">
          <table:table-cell table:style-name="ce70" office:value-type="string" calcext:value-type="string">
            <text:p>cr5.b  S'han aplicat formats en la visualització de la informació.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</table:table-row>
        <table:table-row table:style-name="ro1">
          <table:table-cell table:style-name="ce70" office:value-type="string" calcext:value-type="string">
            <text:p>cr5.c  S'han reconegut les possibilitats d'entrada / sortida del llenguatge i les llibreries associades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70" office:value-type="string" calcext:value-type="string">
            <text:p>cr5.d  S'han utilitzat fitxers per emmagatzemar i recuperar informació.</text:p>
          </table:table-cell>
          <table:table-cell table:style-name="ce66" office:value-type="float" office:value="3" calcext:value-type="float">
            <text:p>3</text:p>
          </table:table-cell>
          <table:table-cell table:style-name="ce66"/>
        </table:table-row>
        <table:table-row table:style-name="ro1">
          <table:table-cell table:style-name="ce70" office:value-type="string" calcext:value-type="string">
            <text:p>cr5.e  S'han creat programes que utilitzen diversos mètodes d'accés al contingut dels fitxers.</text:p>
          </table:table-cell>
          <table:table-cell table:style-name="ce66" office:value-type="float" office:value="3" calcext:value-type="float">
            <text:p>3</text:p>
          </table:table-cell>
          <table:table-cell table:style-name="ce66"/>
        </table:table-row>
        <table:table-row table:style-name="ro1">
          <table:table-cell table:style-name="ce70" office:value-type="string" calcext:value-type="string">
            <text:p>cr5.f  S'han utilitzat les eines de l'entorn de desenvolupament per crear interfícies gràfics d'usuari simples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70" office:value-type="string" calcext:value-type="string">
            <text:p>cr5.g  S'han programat controladors d'esdeveniments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70" office:value-type="string" calcext:value-type="string">
            <text:p>cr5.h  S'han escrit programes que utilitzin interfícies gràfics per a l'entrada i sortida d'informació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67" office:value-type="string" calcext:value-type="string">
            <text:p><text:span text:style-name="T1">RA6.</text:span> Escriu programes que manipulen informació seleccionant i utilitzant tipus avançats de dades.</text:p>
          </table:table-cell>
          <table:table-cell table:style-name="Default"/>
          <table:table-cell table:style-name="ce71" table:formula="of:=SUM([.B53:.B62])" office:value-type="float" office:value="15" calcext:value-type="float">
            <text:p>15</text:p>
          </table:table-cell>
        </table:table-row>
        <table:table-row table:style-name="ro1">
          <table:table-cell table:style-name="ce24" office:value-type="string" calcext:value-type="string">
            <text:p>cr6.a  S'han escrit programes que utilitzen matrius.</text:p>
          </table:table-cell>
          <table:table-cell table:style-name="ce66" office:value-type="float" office:value="3" calcext:value-type="float">
            <text:p>3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6.b  S'han reconegut les llibreries de classes relacionades amb tipus de dades avançats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6.c  S'han utilitzat llistes per emmagatzemar i processar informació.</text:p>
          </table:table-cell>
          <table:table-cell table:style-name="ce66" office:value-type="float" office:value="3" calcext:value-type="float">
            <text:p>3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6.d  S'han utilitzat iteradors per recórrer els elements de les llistes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6.e  S'han reconegut les característiques i avantatges de cadascuna de les col·leccions de dades disponibles.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6.f  S'han creat classes i mètodes genèrics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6.g  S'han utilitzat expressions regulars en la recerca de patrons en cadenes de text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6.h  S'han identificat les classes relacionades amb el tractament de documents escrits en diferents llenguatges d’intercanvi de dades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6.i  S'han realitzat programes que realitzen manipulacions sobre documents escrits en diferents llenguatges d’intercanvi de dades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6.j  S’han utilitzat operacions agregades per a el maneig d’informació emmagatzemada en col·leccions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2">
          <table:table-cell table:style-name="ce67" office:value-type="string" calcext:value-type="string">
            <text:p><text:span text:style-name="T1">RA7.</text:span> Desenvolupa programes aplicant característiques avançades dels llenguatges orientats a objectes i de l'entorn de programació.</text:p>
          </table:table-cell>
          <table:table-cell table:style-name="Default"/>
          <table:table-cell table:style-name="ce71" table:formula="of:=SUM([.B64:.B73])"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cr7.a  S'han identificat els conceptes d'herència, superclasse i subclasse.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7.b  S'han utilitzat modificadors per bloquejar i forçar l'herència de classes i mètodes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7.c  S'ha reconegut la incidència dels constructors en l'herència.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7.d  S'han creat classes heretades que sobreescriuen la implementació de mètodes de la superclasse.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7.e  S'han dissenyat i aplicat jerarquies de classes.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7.f  S'han provat i depurat les jerarquies de classes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7.g  S'han realitzat programes que implementin i utilitzin jerarquies de classes.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7.h  S'ha comentat i documentat el codi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7.i  S’han identificat i avaluat els escenaris d’ús d’interfícies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7.j  S’han identificat i avaluat els escenaris d’utilització de l’herència i la composició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2">
          <table:table-cell table:style-name="ce67" office:value-type="string" calcext:value-type="string">
            <text:p><text:span text:style-name="T1">RA8.</text:span> Utilitza bases de dades orientades a objectes, analitzant les seves característiques i aplicant tècniques per mantenir la persistència de la informació.</text:p>
          </table:table-cell>
          <table:table-cell table:style-name="Default"/>
          <table:table-cell table:style-name="ce71" table:formula="of:=SUM([.B75:.B82])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cr8.a  S'han identificat les característiques de les bases de dades orientades a objectes.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8.b  S'ha analitzat la seva aplicació en el desenvolupament d'aplicacions mitjançant llenguatges orientats a objectes.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8.c  S'han instal · lat sistemes gestors de bases de dades orientades a objectes.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8.d  S'han classificat i analitzat els diferents mètodes suportats pels sistemes gestors per a la gestió de la informació emmagatzemada.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8.e  S'han creat bases de dades i les estructures necessàries per a l'emmagatzematge d'objectes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8.f  S'han programat aplicacions que emmagatzemen objectes en les bases de dades creades.</text:p>
          </table:table-cell>
          <table:table-cell table:style-name="ce66" office:value-type="float" office:value="3" calcext:value-type="float">
            <text:p>3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8.g  S'han realitzat programes per recuperar, actualitzar i eliminar objectes de les bases de dades.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8.h  S'han realitzat programes per emmagatzemar i gestionar tipus de dades estructurats, compostos i relacionats.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</table:table-row>
        <table:table-row table:style-name="ro12">
          <table:table-cell table:style-name="ce67" office:value-type="string" calcext:value-type="string">
            <text:p>RA9. Gestiona informació emmagatzemada en bases de dades relacionals mantenint la integritat i consistència de les dades.</text:p>
          </table:table-cell>
          <table:table-cell table:style-name="Default"/>
          <table:table-cell table:style-name="ce71" table:formula="of:=SUM([.B84:.B90])"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cr9.a  S'han identificat les característiques i mètodes d'accés a sistemes gestors de bases de dades.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9.b  S'han programat connexions amb bases de dades.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9.c  S'ha escrit un codi per emmagatzemar informació en bases de dades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9.d  S'han creat programes per recuperar i mostrar informació emmagatzemada en bases de dades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9.e  S'han efectuat esborrats i modificacions sobre la informació emmagatzemada.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9.f  S'han creat aplicacions que mostren la informació emmagatzemada en bases de dades.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 table:style-name="ce5" office:value-type="string" calcext:value-type="string">
            <text:p>cr9.g  S'han creat aplicacions per gestionar la informació present en bases de dades relacionals.</text:p>
          </table:table-cell>
          <table:table-cell table:style-name="ce66" office:value-type="float" office:value="0.5" calcext:value-type="float">
            <text:p>0,5</text:p>
          </table:table-cell>
          <table:table-cell table:style-name="ce66"/>
        </table:table-row>
        <table:table-row table:style-name="ro1">
          <table:table-cell table:number-columns-repeated="2"/>
          <table:table-cell table:style-name="ce76" table:formula="of:=SUM([.C2:.C90])" office:value-type="float" office:value="100" calcext:value-type="float">
            <text:p>100</text:p>
          </table:table-cell>
        </table:table-row>
        <table:table-row table:style-name="ro2" table:number-rows-repeated="104848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date-style style:name="N118">
      <number:day number:style="long"/>
      <number:text>-</number:text>
      <number:month number:textual="true"/>
    </number:dat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-</number:text>
      <number:month number:textual="true"/>
      <number:text>-</number:text>
      <number:year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time-style style:name="N127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hours/>
      <number:text>:</number:text>
      <number:minutes number:style="long"/>
    </number:time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>- _-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4P2" style:volatile="true">
      <number:text loext:blank-width-char="-"> </number:text>
      <number:fill-character> </number:fill-character>
      <number:text loext:blank-width-char="-3">- €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8">
      <number:text loext:blank-width-char="-"> </number:text>
      <number:text-content/>
      <number:text loext:blank-width-char="-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2">
      <number:text loext:blank-width-char="-"> </number:text>
      <number:text-content/>
      <number:text loext:blank-width-char="-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style:style style:name="Default" style:family="table-cell">
      <style:table-cell-properties fo:padding="0.071cm" style:rotation-align="none"/>
      <style:text-properties fo:color="#333333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 style:scale-to-Y="1" style:table-centering="horizontal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 style:data-style-name="N2" text:time-value="11:10:40.855955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UD-RA" style:display-name="PageStyle_UD-R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2T06:43:12.532202392</meta:creation-date>
    <dc:date>2025-10-11T19:01:32.736082300</dc:date>
    <meta:editing-duration>P2DT19H39M51S</meta:editing-duration>
    <meta:editing-cycles>136</meta:editing-cycles>
    <meta:generator>LibreOffice/25.2.5.2$Windows_X86_64 LibreOffice_project/03d19516eb2e1dd5d4ccd751a0d6f35f35e08022</meta:generator>
    <meta:document-statistic meta:table-count="10" meta:cell-count="557" meta:object-count="0"/>
  </office:meta>
</office:document-meta>
</file>